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F00000027D7E7AF1A8AC8FBDD.png" manifest:media-type="image/png"/>
  <manifest:file-entry manifest:full-path="Pictures/10000000000001160000002649A2B1481B74D334.png" manifest:media-type="image/png"/>
  <manifest:file-entry manifest:full-path="Pictures/100000000000011E0000002625A7A687C2DF3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e8a66" officeooo:paragraph-rsid="00172da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2daf" officeooo:paragraph-rsid="00172da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c679" officeooo:paragraph-rsid="00172da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e8a66" officeooo:paragraph-rsid="00172daf" style:font-size-asian="15pt" style:font-weight-asian="bold" style:font-size-complex="15pt" style:font-weight-complex="bold"/>
    </style:style>
    <style:style style:name="T1" style:family="text">
      <style:text-properties officeooo:rsid="00257b57"/>
    </style:style>
    <style:style style:name="T2" style:family="text">
      <style:text-properties officeooo:rsid="00179850"/>
    </style:style>
    <style:style style:name="T3" style:family="text">
      <style:text-properties officeooo:rsid="00172daf"/>
    </style:style>
    <style:style style:name="T4" style:family="text">
      <style:text-properties officeooo:rsid="00182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STM深度学习模型进行日内股指预测报告V<text:span text:style-name="T3">4</text:span>.0</text:p>
      <text:p text:style-name="P1">（对应代码：LSTM_<text:span text:style-name="T1">V6.0</text:span>）</text:p>
      <text:p text:style-name="P1"/>
      <text:p text:style-name="P1"/>
      <text:p text:style-name="P1"/>
      <text:p text:style-name="P2">特征10，序列长度10,1min</text:p>
      <text:p text:style-name="P2"/>
      <text:p text:style-name="P2"><draw:frame draw:style-name="fr1" draw:name="图像1" text:anchor-type="paragraph" svg:x="4.664cm" svg:y="0.046cm" svg:width="7.567cm" svg:height="1.005cm" draw:z-index="0"><draw:image xlink:href="Pictures/100000000000011E0000002625A7A687C2DF35BF.png" xlink:type="simple" xlink:show="embed" xlink:actuate="onLoad"/></draw:frame></text:p>
      <text:p text:style-name="P2"/>
      <text:p text:style-name="P2"/>
      <text:p text:style-name="P2">特征<text:span text:style-name="T4">34，序列长度10,1min</text:span></text:p>
      <text:p text:style-name="P2"><draw:frame draw:style-name="fr2" draw:name="图像2" text:anchor-type="paragraph" svg:width="7.355cm" svg:height="1.005cm" draw:z-index="1"><draw:image xlink:href="Pictures/10000000000001160000002649A2B1481B74D334.png" xlink:type="simple" xlink:show="embed" xlink:actuate="onLoad"/></draw:frame></text:p>
      <text:p text:style-name="P2"/>
      <text:p text:style-name="P2"/>
      <text:p text:style-name="P3"/>
      <text:p text:style-name="P3">特征10，序列长度25,1min</text:p>
      <text:p text:style-name="P3"><draw:frame draw:style-name="fr1" draw:name="图像3" text:anchor-type="paragraph" svg:x="4.704cm" svg:y="0.159cm" svg:width="7.17cm" svg:height="1.032cm" draw:z-index="2"><draw:image xlink:href="Pictures/100000000000010F00000027D7E7AF1A8AC8FB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52:58.441451931</meta:creation-date>
    <dc:date>2017-01-05T18:00:22.191386368</dc:date>
    <meta:editing-duration>PT26M24S</meta:editing-duration>
    <meta:editing-cycles>1</meta:editing-cycles>
    <meta:document-statistic meta:table-count="0" meta:image-count="3" meta:object-count="0" meta:page-count="1" meta:paragraph-count="5" meta:word-count="53" meta:character-count="88" meta:non-whitespace-character-count="88"/>
    <meta:generator>LibreOffice/5.1.4.2$Linux_X86_64 LibreOffice_project/10m0$Build-2</meta:generator>
  </office:meta>
</office:document-meta>
</file>